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/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5" style:family="table-cell" style:parent-style-name="Neutral" style:data-style-name="N0">
      <style:table-cell-properties fo:border="thin solid #000000" style:vertical-align="top" fo:wrap-option="wrap" fo:background-color="#FFEB9C"/>
      <style:text-properties fo:color="#9C6500" style:font-name="Calibri" style:font-name-asian="Calibri" style:font-name-complex="Calibri"/>
    </style:style>
    <style:style style:name="ce6" style:family="table-cell" style:parent-style-name="_50_0_32__37__32_-_32_Akzent1" style:data-style-name="N0">
      <style:table-cell-properties fo:border="thin solid #000000" style:vertical-align="top" fo:wrap-option="wrap" fo:background-color="#DDEBF7"/>
      <style:text-properties style:font-name="Calibri" style:font-name-asian="Calibri" style:font-name-complex="Calibri"/>
    </style:style>
    <style:style style:name="ce7" style:family="table-cell" style:parent-style-name="_52_0_32__37__32_-_32_Akzent3" style:data-style-name="N0">
      <style:table-cell-properties fo:border="thin solid #000000" style:vertical-align="top" fo:wrap-option="wrap" fo:background-color="#DBDBDB"/>
      <style:text-properties style:font-name="Calibri" style:font-name-asian="Calibri" style:font-name-complex="Calibri"/>
    </style:style>
    <style:style style:name="ce8" style:family="table-cell" style:parent-style-name="Gut" style:data-style-name="N0">
      <style:table-cell-properties fo:border="thin solid #000000" style:vertical-align="top" fo:wrap-option="wrap" fo:background-color="#C6EFCE"/>
      <style:text-properties fo:color="#006100" style:font-name="Calibri" style:font-name-asian="Calibri" style:font-name-complex="Calibri"/>
    </style:style>
    <style:style style:name="ce9" style:family="table-cell" style:parent-style-name="_50_0_32__37__32_-_32_Akzent1" style:data-style-name="N0">
      <style:table-cell-properties fo:border="thin solid #000000" style:vertical-align="top" fo:wrap-option="wrap" fo:background-color="#DDEBF7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38666666666667cm"/>
    </style:style>
    <style:style style:name="co13" style:family="table-column">
      <style:table-column-properties fo:break-before="auto" style:column-width="2.27541666666667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99pt" style:use-optimal-row-height="fals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75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2">
            <text:p>(Left is resolved first)</text:p>
          </table:table-cell>
          <table:table-cell office:value-type="string" table:style-name="ce3">
            <text:p>Sem. Dist. Cat</text:p>
          </table:table-cell>
          <table:table-cell office:value-type="string" table:style-name="ce3">
            <text:p>Sem. Dist. Ent</text:p>
          </table:table-cell>
          <table:table-cell office:value-type="string" table:style-name="ce3">
            <text:p>Cycle</text:p>
          </table:table-cell>
          <table:table-cell office:value-type="string" table:style-name="ce3">
            <text:p>Red. has-Subcat</text:p>
          </table:table-cell>
          <table:table-cell office:value-type="string" table:style-name="ce3">
            <text:p>Red. HasEntity</text:p>
          </table:table-cell>
          <table:table-cell office:value-type="string" table:style-name="ce3">
            <text:p>Overcategorization</text:p>
          </table:table-cell>
          <table:table-cell office:value-type="string" table:style-name="ce3">
            <text:p>Bloated Category</text:p>
          </table:table-cell>
          <table:table-cell office:value-type="string" table:style-name="ce3">
            <text:p>Lazy Category</text:p>
          </table:table-cell>
          <table:table-cell office:value-type="string" table:style-name="ce3">
            <text:p>Missing Category</text:p>
          </table:table-cell>
          <table:table-cell office:value-type="string" table:style-name="ce3">
            <text:p>Multi Topic</text:p>
          </table:table-cell>
          <table:table-cell office:value-type="string" table:style-name="ce3">
            <text:p>Sem. Dist. Topic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em.Dist.Cat</text:p>
          </table:table-cell>
          <table:table-cell table:style-name="ce5"/>
          <table:table-cell office:value-type="string" table:style-name="ce6">
            <text:p>If a category is abandoned, the entity may be abandoned as well (Different Results).<text:s/></text:p>
          </table:table-cell>
          <table:table-cell office:value-type="string" table:style-name="ce6">
            <text:p>If a category is abandoned, the cycle may be removed as well. (Different results)</text:p>
          </table:table-cell>
          <table:table-cell office:value-type="string" table:style-name="ce6">
            <text:p>If a category is abandoned, the redundancy is resolved. (Different Results) Otherwise: no effect</text:p>
          </table:table-cell>
          <table:table-cell office:value-type="string" table:style-name="ce6">
            <text:p>If a category is abandoned, the redundancy is resolved. (Different Results)</text:p>
          </table:table-cell>
          <table:table-cell office:value-type="string" table:style-name="ce6">
            <text:p>If a category is abandoned, it may resolve Overcategorization as well. (Different Results)<text:s/></text:p>
          </table:table-cell>
          <table:table-cell office:value-type="string" table:style-name="ce6">
            <text:p>If a category is abandoned, it may resolve Bloated Category as well. (Different Results)</text:p>
          </table:table-cell>
          <table:table-cell office:value-type="string" table:style-name="ce6">
            <text:p>If a category is abandoned, it may resolve Lazy Category as well. (Different Results)</text:p>
          </table:table-cell>
          <table:table-cell office:value-type="string" table:style-name="ce6">
            <text:p>If a category is abandoned, it may resolve Missing Category as well. (Different Results)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Sem.Dist.Ent</text:p>
          </table:table-cell>
          <table:table-cell office:value-type="string" table:style-name="ce5">
            <text:p>no effect</text:p>
          </table:table-cell>
          <table:table-cell table:style-name="ce5"/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6">
            <text:p>If an entity is abandoned, it may resolved the redundancy as well. (Different Results)</text:p>
          </table:table-cell>
          <table:table-cell office:value-type="string" table:style-name="ce6">
            <text:p>If an entiy is abandoned, Overcategorization may be resolved as well. (Different Results)</text:p>
          </table:table-cell>
          <table:table-cell office:value-type="string" table:style-name="ce7">
            <text:p>If an entity is abandoned, it may partially resolve or complicate the detection of Bloated Category. (Side Effects)</text:p>
          </table:table-cell>
          <table:table-cell office:value-type="string" table:style-name="ce8">
            <text:p>If an entity is abandoned, it may enable the detection of Lazy Category (Ease Detection)</text:p>
          </table:table-cell>
          <table:table-cell office:value-type="string" table:style-name="ce6">
            <text:p>If an entity is abandoned, it may resolve Missing Category. (Different Results)</text:p>
          </table:table-cell>
          <table:table-cell office:value-type="string" table:style-name="ce6">
            <text:p>If an entity is abandoned, it may resolve Multi Topic. (Different Results)</text:p>
          </table:table-cell>
          <table:table-cell office:value-type="string" table:style-name="ce6">
            <text:p>If an entity is abandoned, it may resolve Sem. Dist. Topic. (Different Results)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Cycle</text:p>
          </table:table-cell>
          <table:table-cell office:value-type="string" table:style-name="ce8">
            <text:p>If a cycle is lifted, at least one has-Subcategory relation is removed, which possibly enables the detection of Sem. Dist. Cat. (Ease Detection)</text:p>
          </table:table-cell>
          <table:table-cell office:value-type="string" table:style-name="ce8">
            <text:p>If a cycle is lifted and at least one has-Entity relation is removed as well, it may trigger Sem. Dist. Ent. (Ease Detection)</text:p>
          </table:table-cell>
          <table:table-cell table:style-name="ce5"/>
          <table:table-cell office:value-type="string" table:style-name="ce6">
            <text:p>If an additional has-Subcategory relation is removed, it may resolve Red. Subcat as well. (Different Results)</text:p>
          </table:table-cell>
          <table:table-cell office:value-type="string" table:style-name="ce5">
            <text:p>no effect</text:p>
          </table:table-cell>
          <table:table-cell office:value-type="string" table:style-name="ce7">
            <text:p>If an additional has-Entity relation is removed, it may partially resolve Overcategorization. (Side Effects)</text:p>
          </table:table-cell>
          <table:table-cell office:value-type="string" table:style-name="ce7">
            <text:p>If a has-Subcategory relation is removed it may partially resolve Bloated Category. (Side Effects)</text:p>
          </table:table-cell>
          <table:table-cell office:value-type="string" table:style-name="ce8">
            <text:p>If a has-Subcategory relation is removed it may enable the detection of Lazy Category. (Ease Detection)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Redundant has-Subcat</text:p>
          </table:table-cell>
          <table:table-cell office:value-type="string" table:style-name="ce8">
            <text:p>If a redundant has-Subcategory relation is removed, a category may have less reachable supercategories, which may trigger Sem. Dist. Cat. (Ease Detection)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style-name="ce5"/>
          <table:table-cell office:value-type="string" table:style-name="ce5">
            <text:p>no effect</text:p>
          </table:table-cell>
          <table:table-cell office:value-type="string" table:style-name="ce7">
            <text:p>If a has-Subcategory relation is removed, it may partially resolve Overcategorization. (Side Effects)</text:p>
          </table:table-cell>
          <table:table-cell office:value-type="string" table:style-name="ce7">
            <text:p>If a has-Subcategory relation is removed, it may partially resolve Bloated Category. (Side Effects)</text:p>
          </table:table-cell>
          <table:table-cell office:value-type="string" table:style-name="ce8">
            <text:p>If a has-Subcategory relation is removed, it may ease the detection of Lazy Category. (Ease Detection)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Redundant HasEntity</text:p>
          </table:table-cell>
          <table:table-cell office:value-type="string" table:style-name="ce5">
            <text:p>no effect</text:p>
          </table:table-cell>
          <table:table-cell office:value-type="string" table:style-name="ce8">
            <text:p>If a redundant has-Entity relation is removed, it may enable the detection of Sem. Dist. Entity. (Ease Detection)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style-name="ce5"/>
          <table:table-cell office:value-type="string" table:style-name="ce7">
            <text:p>If a has-Entity relation is removed, it may partially resolve Overcategorization. (Side Effects)</text:p>
          </table:table-cell>
          <table:table-cell office:value-type="string" table:style-name="ce7">
            <text:p>If a has-Entity relation is removed, it may partially resolve Bloated Category. (Side Effects)</text:p>
          </table:table-cell>
          <table:table-cell office:value-type="string" table:style-name="ce8">
            <text:p>If a has-Entity relation is removed, it may ease the detection of Lazy Category. (Ease Detection)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Overcategorization</text:p>
          </table:table-cell>
          <table:table-cell office:value-type="string" table:style-name="ce8">
            <text:p>Enables detection of Sem. Dist. Category, if the latter is caused by too many falsely assigned reachable categories. (Ease detection)</text:p>
          </table:table-cell>
          <table:table-cell office:value-type="string" table:style-name="ce8">
            <text:p>Enables detection of Sem. Dist. Entity, if the latter is caused by too many falsely assigned reachable categories. (Ease detection)</text:p>
          </table:table-cell>
          <table:table-cell office:value-type="string" table:style-name="ce6">
            <text:p>Resolves Cycle if the culprit relation is removed. (Different Results)</text:p>
          </table:table-cell>
          <table:table-cell office:value-type="string" table:style-name="ce6">
            <text:p>Resolves Red. Has-Subcat., if the culprit relation is removed. (Different Results)</text:p>
          </table:table-cell>
          <table:table-cell office:value-type="string" table:style-name="ce6">
            <text:p>Resolves Red. Has-Entity., if the culprit relation is removed. (Different Results)</text:p>
          </table:table-cell>
          <table:table-cell table:style-name="ce5"/>
          <table:table-cell office:value-type="string" table:style-name="ce7">
            <text:p>If a relation is removed, it may partially resolve Bloated Category. (Side Effects)</text:p>
          </table:table-cell>
          <table:table-cell office:value-type="string" table:style-name="ce8">
            <text:p>If a relation is removed, it may enable the detection of Lazy Category. (Ease Detection)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Bloated Category</text:p>
          </table:table-cell>
          <table:table-cell office:value-type="string" table:style-name="ce8">
            <text:p>If a has-Subcategory relation is removed, the detection of Sem. Dist. Category may be enabled. (Ease Detection)</text:p>
          </table:table-cell>
          <table:table-cell office:value-type="string" table:style-name="ce8">
            <text:p>If a has-Entity relation is removed, it may enable the detection of Sem. Dist. Entity. (Ease Detection)</text:p>
          </table:table-cell>
          <table:table-cell office:value-type="string" table:style-name="ce6">
            <text:p>If a has-Subcategory relation is removed, a cycle may be lifted. (Different Results)</text:p>
          </table:table-cell>
          <table:table-cell office:value-type="string" table:style-name="ce6">
            <text:p>If a has-Subcategory relation is removed a redundancy may disappear. (Different Results)</text:p>
          </table:table-cell>
          <table:table-cell office:value-type="string" table:style-name="ce6">
            <text:p>If a has-Entity relation is removed, a redundancy may disappear. (Different Results)</text:p>
          </table:table-cell>
          <table:table-cell office:value-type="string" table:style-name="ce7">
            <text:p>If a relation is removed, Overcategorization may be partially resolved. (Side Effects)</text:p>
          </table:table-cell>
          <table:table-cell table:style-name="ce5"/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Lazy Category</text:p>
          </table:table-cell>
          <table:table-cell office:value-type="string" table:style-name="ce6">
            <text:p>If a category is removed it may resolve Sem. Dist. Category as well. (Different Results)</text:p>
          </table:table-cell>
          <table:table-cell office:value-type="string" table:style-name="ce7">
            <text:p>If the hierarchy is collapsed, it may partially resolve Sem. Dist. Entity or complicate the detection. (Side Effects)</text:p>
          </table:table-cell>
          <table:table-cell office:value-type="string" table:style-name="ce5">
            <text:p>no effect</text:p>
          </table:table-cell>
          <table:table-cell office:value-type="string" table:style-name="ce6">
            <text:p>If the hierarchy is collapsed, redundancies may disappear. (Different Results)</text:p>
          </table:table-cell>
          <table:table-cell office:value-type="string" table:style-name="ce6">
            <text:p>If the hierarchy is collapsed, redundancies may disappear. (Different Results)</text:p>
          </table:table-cell>
          <table:table-cell office:value-type="string" table:style-name="ce8">
            <text:p>If the hierarchy is collapsed, it may enable the detection of Overcategorization. (Ease Detection)</text:p>
          </table:table-cell>
          <table:table-cell office:value-type="string" table:style-name="ce8">
            <text:p>Collapsing a lazy category may enable the detection of Bloated Category. (Ease Detection)</text:p>
          </table:table-cell>
          <table:table-cell table:style-name="ce5"/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Missing Category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8">
            <text:p>If a relation is added, Overcategorization may be triggered. (Ease Detection)</text:p>
          </table:table-cell>
          <table:table-cell office:value-type="string" table:style-name="ce8">
            <text:p>If a relation is added, Bloated Category may be triggered. (Ease Detection)</text:p>
          </table:table-cell>
          <table:table-cell office:value-type="string" table:style-name="ce7">
            <text:p>If a relation is added, Lazy Category may be partially resolved. (Side Effects)</text:p>
          </table:table-cell>
          <table:table-cell table:style-name="ce5"/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table:number-columns-repeated="16372"/>
        </table:table-row>
        <table:table-row table:style-name="ro8">
          <table:table-cell office:value-type="string" table:style-name="ce4">
            <text:p>Multi Topic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6">
            <text:p>If an entity is extracted, it may resolve redundancies as well. (Different Results)</text:p>
          </table:table-cell>
          <table:table-cell office:value-type="string" table:style-name="ce7">
            <text:p>If an entity is extracted, it may partially resolve Overcategorization. (Side Effects)</text:p>
          </table:table-cell>
          <table:table-cell office:value-type="string" table:style-name="ce7">
            <text:p>If an entity is extracted, has-Entity relations may be removed and thus partially resolve Bloated Category. (Side Effects)</text:p>
          </table:table-cell>
          <table:table-cell office:value-type="string" table:style-name="ce8">
            <text:p>If an entity is extracted, has-Entity relations may be removed and enable the detection of Lazy Category. (Ease Detection)</text:p>
          </table:table-cell>
          <table:table-cell office:value-type="string" table:style-name="ce6">
            <text:p>If an entity is extracted and assigned to another category, that was not assigned to the original entity, Missing Category may be resolved. (Different Results)</text:p>
          </table:table-cell>
          <table:table-cell table:style-name="ce5"/>
          <table:table-cell office:value-type="string" table:style-name="ce6">
            <text:p>If two attributesets are united, distant topic may be resolved as well. (Different Results)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Sem. Dist Topic</text:p>
          </table:table-cell>
          <table:table-cell office:value-type="string" table:style-name="ce5">
            <text:p>no effect</text:p>
          </table:table-cell>
          <table:table-cell office:value-type="string" table:style-name="ce9">
            <text:p>If an entity is abandoned it may resolve Semantically Distant Entity as well. (Different Results)</text:p>
          </table:table-cell>
          <table:table-cell office:value-type="string" table:style-name="ce5">
            <text:p>no effect</text:p>
          </table:table-cell>
          <table:table-cell office:value-type="string" table:style-name="ce5">
            <text:p>no effect</text:p>
          </table:table-cell>
          <table:table-cell office:value-type="string" table:style-name="ce6">
            <text:p>If an entity is removed, redundancies disappear as well. (Different Results)</text:p>
          </table:table-cell>
          <table:table-cell office:value-type="string" table:style-name="ce6">
            <text:p>If an entity is removed, Overcategorization may be resolved as well. (Different Results)</text:p>
          </table:table-cell>
          <table:table-cell office:value-type="string" table:style-name="ce7">
            <text:p>If an entity is removed, Bloated Category may be partially resolved. (Side Effects)</text:p>
          </table:table-cell>
          <table:table-cell office:value-type="string" table:style-name="ce8">
            <text:p>If an entity is removed, the detection of Lazy Category may be enabled. (Ease Detection)</text:p>
          </table:table-cell>
          <table:table-cell office:value-type="string" table:style-name="ce6">
            <text:p>If an entity is removed, Missing Category may be resolved as well. (Different Results)</text:p>
          </table:table-cell>
          <table:table-cell office:value-type="string" table:style-name="ce7">
            <text:p>If an attributeset is removed, Multi-Topic may be partially resolved. (Side Effects)</text:p>
          </table:table-cell>
          <table:table-cell table:style-name="ce5"/>
          <table:table-cell table:number-columns-repeated="16372"/>
        </table:table-row>
        <table:table-row table:number-rows-repeated="1048564" table:style-name="ro9">
          <table:table-cell table:number-columns-repeated="16384"/>
        </table:table-row>
      </table:table>
      <table:table table:name="Sheet2" table:style-name="ta2">
        <table:table-column table:style-name="co13" table:default-cell-style-name="ce1"/>
        <table:table-column table:style-name="co11" table:number-columns-repeated="16383" table:default-cell-style-name="ce1"/>
        <table:table-row table:number-rows-repeated="1048576" table:style-name="ro9">
          <table:table-cell table:number-columns-repeated="16384"/>
        </table:table-row>
      </table:table>
      <table:table table:name="Sheet3" table:style-name="ta2">
        <table:table-column table:style-name="co13" table:default-cell-style-name="ce1"/>
        <table:table-column table:style-name="co11" table:number-columns-repeated="16383" table:default-cell-style-name="ce1"/>
        <table:table-row table:number-rows-repeated="1048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_50_0_32__37__32_-_32_Akzent1" style:display-name="20 % - Akzent1" style:family="table-cell" style:data-style-name="N0">
      <style:table-cell-properties fo:background-color="#DDEBF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BDBDB"/>
      <style:text-properties style:font-name="Calibri" style:font-name-asian="Calibri" style:font-name-complex="Calibri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cel Heinz</dc:creator>
    <meta:creation-date>2009-04-16T11:32:48Z</meta:creation-date>
    <dc:date>2015-05-29T08:47:08Z</dc:dat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